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10pt" style:font-size-asian="10pt" style:font-size-complex="10pt"/>
    </style:style>
    <style:style style:name="T2" style:parent-style-name="DefaultParagraphFont" style:family="text">
      <style:text-properties fo:font-size="10pt" style:font-size-asian="10pt" style:font-size-complex="10pt"/>
    </style:style>
    <style:style style:name="T3" style:parent-style-name="SourceText" style:family="text">
      <style:text-properties fo:font-size="10pt" style:font-size-asian="10pt" style:font-size-complex="10pt"/>
    </style:style>
    <style:style style:name="P4" style:parent-style-name="Standard" style:family="paragraph"/>
  </office:automatic-styles>
  <office:body>
    <office:text text:use-soft-page-breaks="true">
      <text:h text:style-name="P1" text:outline-level="1">VHDL code (all files)</text:h>
      <text:h text:style-name="Heading2" text:outline-level="2"><text:span text:style-name="T2">1)<text:s/></text:span><text:span text:style-name="T3">vga_timing.vhd</text:span></text:h>
      <text:p text:style-name="Standard"/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entity vga_timing is</text:p>
      <text:p text:style-name="Standard"><text:s text:c="2"/>port (</text:p>
      <text:p text:style-name="Standard"><text:s text:c="4"/>clk <text:s text:c="2"/>: in <text:s/>std_logic;</text:p>
      <text:p text:style-name="Standard"><text:s text:c="4"/>rst <text:s text:c="2"/>: in <text:s/>std_logic;</text:p>
      <text:p text:style-name="Standard"/>
      <text:p text:style-name="Standard"><text:s text:c="4"/>hsync : out std_logic;</text:p>
      <text:p text:style-name="Standard"><text:s text:c="4"/>vsync : out std_logic;</text:p>
      <text:p text:style-name="Standard"><text:s text:c="4"/>de <text:s text:c="3"/>: out std_logic;</text:p>
      <text:p text:style-name="Standard"/>
      <text:p text:style-name="Standard"><text:s text:c="4"/>x <text:s text:c="4"/>: out unsigned(9 downto 0);</text:p>
      <text:p text:style-name="Standard"><text:s text:c="4"/>y <text:s text:c="4"/>: out unsigned(9 downto 0)</text:p>
      <text:p text:style-name="Standard"><text:s text:c="2"/>);</text:p>
      <text:p text:style-name="Standard">end entity;</text:p>
      <text:p text:style-name="Standard"/>
      <text:p text:style-name="Standard">architecture rtl of vga_timing is</text:p>
      <text:p text:style-name="Standard"><text:s text:c="2"/>constant H_VISIBLE : integer :=<text:s/>640;</text:p>
      <text:p text:style-name="Standard"><text:s text:c="2"/>constant H_FRONT <text:s text:c="2"/>: integer := 16;</text:p>
      <text:p text:style-name="Standard"><text:s text:c="2"/>constant H_SYNC <text:s text:c="3"/>: integer := 96;</text:p>
      <text:p text:style-name="Standard"><text:s text:c="2"/>constant H_BACK <text:s text:c="3"/>: integer := 48;</text:p>
      <text:p text:style-name="Standard"><text:s text:c="2"/>constant H_TOTAL <text:s text:c="2"/>: integer := 800;</text:p>
      <text:p text:style-name="Standard"/>
      <text:p text:style-name="Standard"><text:s text:c="2"/>constant V_VISIBLE : integer := 480;</text:p>
      <text:p text:style-name="Standard"><text:s text:c="2"/>constant V_FRONT <text:s text:c="2"/>: integer := 10;</text:p>
      <text:p text:style-name="Standard"><text:s text:c="2"/>constant V_SYNC <text:s text:c="2"/><text:s/>: integer := 2;</text:p>
      <text:p text:style-name="Standard"><text:s text:c="2"/>constant V_BACK <text:s text:c="3"/>: integer := 33;</text:p>
      <text:p text:style-name="Standard"><text:s text:c="2"/>constant V_TOTAL <text:s text:c="2"/>: integer := 525;</text:p>
      <text:p text:style-name="Standard"/>
      <text:p text:style-name="Standard"><text:s text:c="2"/>signal hc : integer range 0 to H_TOTAL-1 := 0;</text:p>
      <text:p text:style-name="Standard"><text:s text:c="2"/>signal vc : integer range 0 to V_TOTAL-1 := 0;</text:p>
      <text:p text:style-name="Standard">begin</text:p>
      <text:p text:style-name="Standard"><text:s text:c="2"/>process(clk)</text:p>
      <text:p text:style-name="Standard"><text:s text:c="2"/>begin</text:p>
      <text:p text:style-name="Standard"><text:s text:c="4"/>if rising_edge(clk) then</text:p>
      <text:p text:style-name="Standard"><text:s text:c="5"/><text:s/>if rst='1' then</text:p>
      <text:p text:style-name="Standard"><text:s text:c="8"/>hc &lt;= 0;</text:p>
      <text:p text:style-name="Standard"><text:s text:c="8"/>vc &lt;= 0;</text:p>
      <text:p text:style-name="Standard"><text:s text:c="6"/>else</text:p>
      <text:p text:style-name="Standard"><text:s text:c="8"/>if hc = H_TOTAL-1 then</text:p>
      <text:p text:style-name="Standard"><text:s text:c="10"/>hc &lt;= 0;</text:p>
      <text:p text:style-name="Standard"><text:s text:c="10"/>if vc = V_TOTAL-1 then</text:p>
      <text:p text:style-name="Standard"><text:s text:c="12"/>vc &lt;= 0;</text:p>
      <text:p text:style-name="Standard"><text:s text:c="10"/>else</text:p>
      <text:p text:style-name="Standard"><text:s text:c="12"/>vc &lt;= vc + 1;</text:p>
      <text:soft-page-break/>
      <text:p text:style-name="Standard"><text:s text:c="10"/>end if;</text:p>
      <text:p text:style-name="Standard"><text:s text:c="8"/>else</text:p>
      <text:p text:style-name="Standard"><text:s text:c="10"/>hc &lt;= hc<text:s/>+ 1;</text:p>
      <text:p text:style-name="Standard"><text:s text:c="8"/>end if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de &lt;= '1' when (hc &lt; H_VISIBLE and vc &lt; V_VISIBLE) else '0';</text:p>
      <text:p text:style-name="Standard"/>
      <text:p text:style-name="Standard"><text:s text:c="2"/>x &lt;= to_unsigned(hc, x'length) when (hc &lt; H_VISIBLE) else (others=&gt;'0');</text:p>
      <text:p text:style-name="Standard"><text:s text:c="2"/>y &lt;= to_unsigned(vc, y'length) when (vc &lt; V_VISIBLE) else (others=&gt;'0');</text:p>
      <text:p text:style-name="Standard"/>
      <text:p text:style-name="Standard"><text:s text:c="2"/>hsync &lt;= '0' when (hc &gt;= H_VISIBLE + H_FRONT and hc &lt; H_VISIBLE + H_FRONT + H_SYNC) else '1';</text:p>
      <text:p text:style-name="Standard"><text:s text:c="2"/>vsync &lt;= '0' when (vc &gt;= V_VISIBLE + V_FRONT and vc &lt; V_VISIBLE + V_FRONT + V_SYNC) else '1';</text:p>
      <text:p text:style-name="Standard">end architecture;</text:p>
      <text:p text:style-name="Standard"/>
      <text:p text:style-name="Standard">2)<text:s/><text:span text:style-name="SourceText">video_gen_rgb.vhd</text:span><text:s/>(ONLY R/G/B background)</text:p>
      <text:p text:style-name="Standard"/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entity video_gen_rgb is</text:p>
      <text:p text:style-name="Standard"><text:s text:c="2"/>port (</text:p>
      <text:p text:style-name="Standard"><text:s text:c="4"/>clk : in <text:s/>std_logic;</text:p>
      <text:p text:style-name="Standard"><text:s text:c="4"/>de <text:s/>: in <text:s/>std_logic;</text:p>
      <text:p text:style-name="Standard"><text:s text:c="4"/>x <text:s text:c="2"/>: in <text:s/>unsigned(9 downto 0);</text:p>
      <text:p text:style-name="Standard"><text:s text:c="4"/>rgb : out std_logic_vector(11 downto 0)</text:p>
      <text:p text:style-name="Standard"><text:s text:c="2"/>);</text:p>
      <text:p text:style-name="Standard">end entity;</text:p>
      <text:p text:style-name="Standard"/>
      <text:p text:style-name="Standard">architecture rtl of video_gen_rgb is</text:p>
      <text:p text:style-name="Standard"><text:s text:c="2"/>signal r,g,b : unsigned(3 downto 0);</text:p>
      <text:p text:style-name="Standard"><text:s text:c="2"/>signal xi <text:s text:c="3"/>: integer range 0 to 1023;</text:p>
      <text:p text:style-name="Standard">begin</text:p>
      <text:p text:style-name="Standard"><text:s text:c="2"/>xi &lt;= to_integer(x);</text:p>
      <text:p text:style-name="Standard"/>
      <text:p text:style-name="Standard"><text:s text:c="2"/>process(clk)</text:p>
      <text:p text:style-name="Standard"><text:s text:c="2"/>begin</text:p>
      <text:p text:style-name="Standard"><text:s text:c="4"/>if rising_edge(clk) then</text:p>
      <text:p text:style-name="Standard"><text:s text:c="6"/>if de='1' then</text:p>
      <text:p text:style-name="Standard"><text:s text:c="8"/>if xi &lt;<text:s/>213 then</text:p>
      <text:p text:style-name="Standard"><text:s text:c="10"/>r &lt;= x"F"; g &lt;= x"0"; b &lt;= x"0"; -- Red</text:p>
      <text:p text:style-name="Standard"><text:s text:c="8"/>elsif xi &lt; 426 then</text:p>
      <text:p text:style-name="Standard"><text:s text:c="10"/>r &lt;= x"0"; g &lt;= x"F"; b &lt;= x"0"; -- Green</text:p>
      <text:p text:style-name="Standard"><text:s text:c="8"/>else</text:p>
      <text:p text:style-name="Standard"><text:s text:c="10"/>r &lt;= x"0"; g &lt;= x"0"; b &lt;= x"F"; -- Blue</text:p>
      <text:p text:style-name="Standard"><text:s text:c="8"/>end if;</text:p>
      <text:p text:style-name="Standard"><text:s text:c="6"/>else</text:p>
      <text:soft-page-break/>
      <text:p text:style-name="Standard"><text:s text:c="8"/>r &lt;= (others=&gt;'0'); g &lt;= (others=&gt;'0'); b &lt;= (others=&gt;'0');</text:p>
      <text:p text:style-name="Standard"><text:s text:c="6"/>end if;</text:p>
      <text:p text:style-name="Standard"/>
      <text:p text:style-name="Standard"><text:s text:c="6"/>rgb &lt;= std_logic_vector(r &amp; g &amp; b);</text:p>
      <text:p text:style-name="Standard"><text:s text:c="4"/>end if;</text:p>
      <text:p text:style-name="Standard"><text:s text:c="2"/>end process;</text:p>
      <text:p text:style-name="Standard">end architecture;</text:p>
      <text:p text:style-name="Standard"/>
      <text:p text:style-name="Standard"/>
      <text:p text:style-name="Standard">3)<text:s/><text:span text:style-name="SourceText">uptime_timer.vhd</text:span><text:s/>(HH:MM:SS uptime, reset by btnC)</text:p>
      <text:p text:style-name="Standard"/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entity uptime_timer is</text:p>
      <text:p text:style-name="Standard"><text:s text:c="2"/>port (</text:p>
      <text:p text:style-name="Standard"><text:s text:c="4"/>clk100MHz : in <text:s/>std_logic;</text:p>
      <text:p text:style-name="Standard"><text:s text:c="4"/>rst <text:s text:c="6"/>: in <text:s/>std_logic;</text:p>
      <text:p text:style-name="Standard"/>
      <text:p text:style-name="Standard"><text:s text:c="4"/>hh_tens <text:s text:c="2"/>: out unsigned(3 downto 0);</text:p>
      <text:p text:style-name="Standard"><text:s text:c="4"/>hh_ones <text:s text:c="2"/>: out unsigned(3 downto 0);</text:p>
      <text:p text:style-name="Standard"><text:s text:c="4"/>mm_tens <text:s text:c="2"/>: out unsigned(3 downto 0);</text:p>
      <text:p text:style-name="Standard"><text:s text:c="4"/>mm_ones <text:s text:c="2"/>: out unsigned(3 downto 0);</text:p>
      <text:p text:style-name="Standard"><text:s text:c="4"/>ss_tens <text:s text:c="2"/>: out unsigned(3 downto 0);</text:p>
      <text:p text:style-name="Standard"><text:s text:c="4"/>ss_ones <text:s text:c="2"/>: out unsigned(3 downto 0)</text:p>
      <text:p text:style-name="Standard"><text:s text:c="2"/>);</text:p>
      <text:p text:style-name="Standard">end entity;</text:p>
      <text:p text:style-name="Standard"/>
      <text:p text:style-name="Standard">architecture rtl of uptime_timer is</text:p>
      <text:p text:style-name="Standard"><text:s text:c="2"/>constant ONE_SEC : unsigned(26 downto 0) := to_unsigned(100_000_000 - 1, 27);</text:p>
      <text:p text:style-name="Standard"><text:s text:c="2"/>signal sec_cnt <text:s text:c="2"/>: unsigned(26 downto 0) := (others=&gt;'0');</text:p>
      <text:p text:style-name="Standard"><text:s text:c="2"/>signal tick_1hz <text:s/>: std_logic := '0';</text:p>
      <text:p text:style-name="Standard"/>
      <text:p text:style-name="Standard"><text:s text:c="2"/>signal s1,s0,m1,m0,h1,h0 : unsigned(3 downto 0) := (others=&gt;'0');</text:p>
      <text:p text:style-name="Standard"/>
      <text:p text:style-name="Standard"><text:s text:c="2"/>procedure<text:s/>bcd_inc_00_59(</text:p>
      <text:p text:style-name="Standard"><text:s text:c="4"/>signal tens : inout unsigned(3 downto 0);</text:p>
      <text:p text:style-name="Standard"><text:s text:c="4"/>signal ones : inout unsigned(3 downto 0);</text:p>
      <text:p text:style-name="Standard"><text:s text:c="4"/>variable carry : out std_logic</text:p>
      <text:p text:style-name="Standard"><text:s text:c="2"/>) is</text:p>
      <text:p text:style-name="Standard"><text:s text:c="2"/>begin</text:p>
      <text:p text:style-name="Standard"><text:s text:c="4"/>carry := '0';</text:p>
      <text:p text:style-name="Standard"><text:s text:c="4"/>if ones = 9 then</text:p>
      <text:p text:style-name="Standard"><text:s text:c="6"/>ones &lt;= (others=&gt;'0');</text:p>
      <text:p text:style-name="Standard"><text:s text:c="6"/>if tens = 5 then</text:p>
      <text:p text:style-name="Standard"><text:s text:c="8"/>tens &lt;= (others=&gt;'0');</text:p>
      <text:p text:style-name="Standard"><text:s text:c="8"/>carry := '1';</text:p>
      <text:p text:style-name="Standard"><text:s text:c="6"/>else</text:p>
      <text:p text:style-name="Standard"><text:s text:c="8"/>tens &lt;= tens + 1;</text:p>
      <text:p text:style-name="Standard"><text:s text:c="6"/>end if;</text:p>
      <text:p text:style-name="Standard"><text:s text:c="4"/>else</text:p>
      <text:soft-page-break/>
      <text:p text:style-name="Standard"><text:s text:c="6"/>ones &lt;= ones + 1;</text:p>
      <text:p text:style-name="Standard"><text:s text:c="4"/>end if;</text:p>
      <text:p text:style-name="Standard"><text:s text:c="2"/>end procedure;</text:p>
      <text:p text:style-name="Standard"/>
      <text:p text:style-name="Standard"><text:s text:c="2"/>procedure bcd_inc_00_99(</text:p>
      <text:p text:style-name="Standard"><text:s text:c="4"/>signal tens : inout unsigned(3 downto 0);</text:p>
      <text:p text:style-name="Standard"><text:s text:c="4"/>signal ones : inout<text:s/>unsigned(3 downto 0)</text:p>
      <text:p text:style-name="Standard"><text:s text:c="2"/>) is</text:p>
      <text:p text:style-name="Standard"><text:s text:c="2"/>begin</text:p>
      <text:p text:style-name="Standard"><text:s text:c="4"/>if ones = 9 then</text:p>
      <text:p text:style-name="Standard"><text:s text:c="6"/>ones &lt;= (others=&gt;'0');</text:p>
      <text:p text:style-name="Standard"><text:s text:c="6"/>if tens = 9 then</text:p>
      <text:p text:style-name="Standard"><text:s text:c="8"/>tens &lt;= (others=&gt;'0');</text:p>
      <text:p text:style-name="Standard"><text:s text:c="6"/>else</text:p>
      <text:p text:style-name="Standard"><text:s text:c="8"/>tens &lt;= tens + 1;</text:p>
      <text:p text:style-name="Standard"><text:s text:c="6"/>end if;</text:p>
      <text:p text:style-name="Standard"><text:s text:c="4"/>else</text:p>
      <text:p text:style-name="Standard"><text:s text:c="6"/>ones &lt;= ones + 1;</text:p>
      <text:p text:style-name="Standard"><text:s text:c="4"/>end if;</text:p>
      <text:p text:style-name="Standard"><text:s text:c="2"/>end procedure;</text:p>
      <text:p text:style-name="Standard"/>
      <text:p text:style-name="Standard">begin</text:p>
      <text:p text:style-name="Standard"><text:s text:c="2"/>process(clk100MHz)</text:p>
      <text:p text:style-name="Standard"><text:s text:c="2"/>begin</text:p>
      <text:p text:style-name="Standard"><text:s text:c="4"/>if rising_edge(clk100MHz) then</text:p>
      <text:p text:style-name="Standard"><text:s text:c="6"/>if rst='1' then</text:p>
      <text:p text:style-name="Standard"><text:s text:c="8"/>sec_cnt <text:s/>&lt;= (others=&gt;'0');</text:p>
      <text:p text:style-name="Standard"><text:s text:c="8"/>tick_1hz &lt;= '0';</text:p>
      <text:p text:style-name="Standard"><text:s text:c="6"/>else</text:p>
      <text:p text:style-name="Standard"><text:s text:c="8"/>if sec_cnt = ONE_SEC then</text:p>
      <text:p text:style-name="Standard"><text:s text:c="10"/>sec_cnt <text:s/>&lt;= (others=&gt;'0');</text:p>
      <text:p text:style-name="Standard"><text:s text:c="10"/>tick_1hz &lt;=<text:s/>'1';</text:p>
      <text:p text:style-name="Standard"><text:s text:c="8"/>else</text:p>
      <text:p text:style-name="Standard"><text:s text:c="10"/>sec_cnt <text:s/>&lt;= sec_cnt + 1;</text:p>
      <text:p text:style-name="Standard"><text:s text:c="10"/>tick_1hz &lt;= '0';</text:p>
      <text:p text:style-name="Standard"><text:s text:c="8"/>end if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(clk100MHz)</text:p>
      <text:p text:style-name="Standard"><text:s text:c="4"/>variable carry_s : std_logic;</text:p>
      <text:p text:style-name="Standard"><text:s text:c="4"/>variable carry_m : std_logic;</text:p>
      <text:p text:style-name="Standard"><text:s text:c="2"/>begin</text:p>
      <text:p text:style-name="Standard"><text:s text:c="4"/>if<text:s/>rising_edge(clk100MHz) then</text:p>
      <text:p text:style-name="Standard"><text:s text:c="6"/>if rst='1' then</text:p>
      <text:p text:style-name="Standard"><text:s text:c="8"/>s1 &lt;= (others=&gt;'0'); s0 &lt;= (others=&gt;'0');</text:p>
      <text:p text:style-name="Standard"><text:s text:c="8"/>m1 &lt;= (others=&gt;'0'); m0 &lt;= (others=&gt;'0');</text:p>
      <text:p text:style-name="Standard"><text:s text:c="8"/>h1 &lt;= (others=&gt;'0'); h0 &lt;= (others=&gt;'0');</text:p>
      <text:p text:style-name="Standard"><text:s text:c="6"/>else</text:p>
      <text:p text:style-name="Standard"><text:s text:c="8"/>if tick_1hz='1' then</text:p>
      <text:p text:style-name="Standard"><text:s text:c="10"/>bcd_inc_00_59(s1, s0, carry_s);</text:p>
      <text:soft-page-break/>
      <text:p text:style-name="Standard"><text:s text:c="10"/>if carry_s='1' then</text:p>
      <text:p text:style-name="Standard"><text:s text:c="12"/>bcd_inc_00_59(m1, m0, carry_m);</text:p>
      <text:p text:style-name="Standard"><text:s text:c="12"/>if carry_m='1' then</text:p>
      <text:p text:style-name="Standard"><text:s text:c="14"/>bcd_inc_00_99(h1, h0); -- uptime hours 00..99</text:p>
      <text:p text:style-name="Standard"><text:s text:c="12"/>end if;</text:p>
      <text:p text:style-name="Standard"><text:s text:c="10"/>end if;</text:p>
      <text:p text:style-name="Standard"><text:s text:c="8"/>end if;</text:p>
      <text:p text:style-name="Standard"><text:s text:c="6"/>end<text:s/>if;</text:p>
      <text:p text:style-name="Standard"><text:s text:c="4"/>end if;</text:p>
      <text:p text:style-name="Standard"><text:s text:c="2"/>end process;</text:p>
      <text:p text:style-name="Standard"/>
      <text:p text:style-name="Standard"><text:s text:c="2"/>hh_tens &lt;= h1; hh_ones &lt;= h0;</text:p>
      <text:p text:style-name="Standard"><text:s text:c="2"/>mm_tens &lt;= m1; mm_ones &lt;= m0;</text:p>
      <text:p text:style-name="Standard"><text:s text:c="2"/>ss_tens &lt;= s1; ss_ones &lt;= s0;</text:p>
      <text:p text:style-name="Standard">end architecture;</text:p>
      <text:p text:style-name="Standard"/>
      <text:p text:style-name="Standard"/>
      <text:p text:style-name="Standard">4)<text:s/><text:span text:style-name="SourceText">symbology_reticle.vhd</text:span><text:s/>✅ (UPDATED small reticle)</text:p>
      <text:p text:style-name="Standard"/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entity symbology_reticle is</text:p>
      <text:p text:style-name="Standard"><text:s text:c="2"/>port (</text:p>
      <text:p text:style-name="Standard"><text:s text:c="4"/>clk <text:s text:c="4"/>: in <text:s/>std_logic;</text:p>
      <text:p text:style-name="Standard"><text:s text:c="4"/>de <text:s text:c="5"/>: in <text:s/>std_logic;</text:p>
      <text:p text:style-name="Standard"><text:s text:c="4"/>x <text:s text:c="6"/>: in <text:s/>unsigned(9 downto 0);</text:p>
      <text:p text:style-name="Standard"><text:s text:c="4"/>y <text:s text:c="6"/>: in <text:s/>unsigned(9 downto 0);</text:p>
      <text:p text:style-name="Standard"/>
      <text:p text:style-name="Standard"><text:s text:c="4"/>hh_tens : in unsigned(3 downto 0);</text:p>
      <text:p text:style-name="Standard"><text:s text:c="4"/>hh_ones : in unsigned(3 downto 0);</text:p>
      <text:p text:style-name="Standard"><text:s text:c="4"/>mm_tens : in unsigned(3 downto 0);</text:p>
      <text:p text:style-name="Standard"><text:s text:c="4"/>mm_ones : in unsigned(3 downto 0);</text:p>
      <text:p text:style-name="Standard"><text:s text:c="4"/>ss_tens : in unsigned(3 downto 0);</text:p>
      <text:p text:style-name="Standard"><text:s text:c="4"/>ss_ones : in unsigned(3 downto 0);</text:p>
      <text:p text:style-name="Standard"/>
      <text:p text:style-name="Standard"><text:s text:c="4"/>sym_on <text:s/>: out std_logic;</text:p>
      <text:p text:style-name="Standard"><text:s text:c="4"/>sym_rgb : out std_logic_vector(11 downto 0)</text:p>
      <text:p text:style-name="Standard"><text:s text:c="2"/>);</text:p>
      <text:p text:style-name="Standard">end entity;</text:p>
      <text:p text:style-name="Standard"/>
      <text:p text:style-name="Standard">architecture rtl of symbology_reticle is</text:p>
      <text:p text:style-name="Standard"><text:s text:c="2"/>constant CX : integer := 320;</text:p>
      <text:p text:style-name="Standard"><text:s text:c="2"/>constant CY : integer := 240;</text:p>
      <text:p text:style-name="Standard"/>
      <text:p text:style-name="Standard"><text:s text:c="2"/>constant YELLOW : std_logic_vector(11 downto 0) := x"FF0";</text:p>
      <text:p text:style-name="Standard"><text:s text:c="2"/>constant WHITE <text:s/>: std_logic_vector(11 downto 0) := x"FFF";</text:p>
      <text:p text:style-name="Standard"/>
      <text:p text:style-name="Standard"><text:s text:c="2"/>-- Small reticle parameters (shooter-like)</text:p>
      <text:p text:style-name="Standard"><text:s text:c="2"/>constant RET_R <text:s text:c="4"/>: integer := 10;</text:p>
      <text:p text:style-name="Standard"><text:s text:c="2"/>constant RET_THICK : integer := 1;</text:p>
      <text:soft-page-break/>
      <text:p text:style-name="Standard"><text:s text:c="2"/>constant LINE_HALF : integer := 12;</text:p>
      <text:p text:style-name="Standard"/>
      <text:p text:style-name="Standard"><text:s text:c="2"/>constant R2_IN <text:s/>: integer := (RET_R - RET_THICK) * (RET_R - RET_THICK);</text:p>
      <text:p text:style-name="Standard"><text:s text:c="2"/>constant R2_OUT : integer := (RET_R + RET_THICK) * (RET_R + RET_THICK);</text:p>
      <text:p text:style-name="Standard"/>
      <text:p text:style-name="Standard"><text:s text:c="2"/>constant TXT1_X0 : integer := 20;</text:p>
      <text:p text:style-name="Standard"><text:s text:c="2"/>constant TXT1_Y0 : integer := 20;</text:p>
      <text:p text:style-name="Standard"><text:s text:c="2"/>constant TXT2_X0 : integer := 20;</text:p>
      <text:p text:style-name="Standard"><text:s text:c="2"/>constant TXT2_Y0 : integer := 40;</text:p>
      <text:p text:style-name="Standard"/>
      <text:p text:style-name="Standard"><text:s text:c="2"/>constant DATE_STR : string := "TUE 03-03-2026";</text:p>
      <text:p text:style-name="Standard"/>
      <text:p text:style-name="Standard"><text:s text:c="2"/>signal xi, yi : integer range 0 to 1023;</text:p>
      <text:p text:style-name="Standard"/>
      <text:p text:style-name="Standard"><text:s text:c="2"/>signal on_ring <text:s/>: std_logic;</text:p>
      <text:p text:style-name="Standard"><text:s text:c="2"/>signal on_cross : std_logic;</text:p>
      <text:p text:style-name="Standard"><text:s text:c="2"/>signal on_text1 : std_logic := '0';</text:p>
      <text:p text:style-name="Standard"><text:s text:c="2"/>signal on_text2 : std_logic := '0';</text:p>
      <text:p text:style-name="Standard"/>
      <text:p text:style-name="Standard"><text:s text:c="2"/>-- Build the uptime string in a signal so the renderer can use it</text:p>
      <text:p text:style-name="Standard"><text:s text:c="2"/>signal UPTIME_STR : string(1 to 15) := "UPTIME 00:00:00";</text:p>
      <text:p text:style-name="Standard"/>
      <text:p text:style-name="Standard"><text:s text:c="2"/>function bcd_to_char(d : unsigned(3 downto 0)) return character is</text:p>
      <text:p text:style-name="Standard"><text:s text:c="2"/>begin</text:p>
      <text:p text:style-name="Standard"><text:s text:c="4"/>case to_integer(d) is</text:p>
      <text:p text:style-name="Standard"><text:s text:c="6"/>when 0 =&gt; return '0';</text:p>
      <text:p text:style-name="Standard"><text:s text:c="6"/>when 1 =&gt; return '1';</text:p>
      <text:p text:style-name="Standard"><text:s text:c="6"/>when 2 =&gt; return '2';</text:p>
      <text:p text:style-name="Standard"><text:s text:c="6"/>when 3 =&gt; return '3';</text:p>
      <text:p text:style-name="Standard"><text:s text:c="6"/>when 4 =&gt; return '4';</text:p>
      <text:p text:style-name="Standard"><text:s text:c="6"/>when 5 =&gt; return '5';</text:p>
      <text:p text:style-name="Standard"><text:s text:c="6"/>when 6 =&gt; return '6';</text:p>
      <text:p text:style-name="Standard"><text:s text:c="6"/>when 7 =&gt; return '7';</text:p>
      <text:p text:style-name="Standard"><text:s text:c="6"/>when 8 =&gt; return '8';</text:p>
      <text:p text:style-name="Standard"><text:s text:c="6"/>when others =&gt; return '9';</text:p>
      <text:p text:style-name="Standard"><text:s text:c="4"/>end case;</text:p>
      <text:p text:style-name="Standard"><text:s text:c="2"/>end function;</text:p>
      <text:p text:style-name="Standard"/>
      <text:p text:style-name="Standard"><text:s text:c="2"/>-- 8x8 glyphs (minimal set used by our strings)</text:p>
      <text:p text:style-name="Standard"><text:s text:c="2"/>function glyph(c : character; row : integer) return std_logic_vector is</text:p>
      <text:p text:style-name="Standard"><text:s text:c="4"/>variable g : std_logic_vector(7 downto 0) := (others=&gt;'0');</text:p>
      <text:p text:style-name="Standard"><text:s text:c="2"/>begin</text:p>
      <text:p text:style-name="Standard"><text:s text:c="4"/>case c is</text:p>
      <text:p text:style-name="Standard"><text:s text:c="6"/>-- digits 0..9 (same as before; include only if you want shorter file you can keep all)</text:p>
      <text:p text:style-name="Standard"><text:s text:c="6"/>when '0' =&gt; case row is</text:p>
      <text:p text:style-name="Standard"><text:s text:c="8"/>when 0 =&gt; g:=x"3C"; when 1 =&gt; g:=x"66"; when 2 =&gt; g:=x"6E"; when 3 =&gt; g:=x"76";</text:p>
      <text:p text:style-name="Standard"><text:s text:c="8"/>when 4 =&gt; g:=x"66"; when 5 =&gt; g:=x"66"; when 6 =&gt; g:=x"3C"; when others =&gt; g:=x"00"; end case;</text:p>
      <text:p text:style-name="Standard"><text:s text:c="6"/>when '1' =&gt; case row is</text:p>
      <text:p text:style-name="Standard"><text:s text:c="8"/>when 0 =&gt; g:=x"18"; when 1 =&gt; g:=x"38"; when 2 =&gt; g:=x"18"; when 3 =&gt; g:=x"18";</text:p>
      <text:p text:style-name="Standard"><text:s text:c="8"/>when 4 =&gt; g:=x"18"; when 5 =&gt; g:=x"18"; when 6 =&gt; g:=x"3C"; when others =&gt; g:=x"00"; end case;</text:p>
      <text:soft-page-break/>
      <text:p text:style-name="Standard"><text:s text:c="6"/>when '2' =&gt; case row is</text:p>
      <text:p text:style-name="Standard"><text:s text:c="8"/>when 0 =&gt; g:=x"3C"; when 1 =&gt; g:=x"66"; when 2 =&gt; g:=x"06"; when 3 =&gt; g:=x"1C";</text:p>
      <text:p text:style-name="Standard"><text:s text:c="8"/>when 4 =&gt; g:=x"30"; when 5 =&gt; g:=x"60"; when 6 =&gt; g:=x"7E"; when others =&gt; g:=x"00"; end case;</text:p>
      <text:p text:style-name="Standard"><text:s text:c="6"/>when '3' =&gt; case row is</text:p>
      <text:p text:style-name="Standard"><text:s text:c="8"/>when 0 =&gt; g:=x"3C"; when 1 =&gt; g:=x"66"; when 2 =&gt; g:=x"06"; when 3 =&gt; g:=x"1C";</text:p>
      <text:p text:style-name="Standard"><text:s text:c="8"/>when 4 =&gt; g:=x"06"; when 5 =&gt; g:=x"66"; when 6 =&gt; g:=x"3C"; when others =&gt; g:=x"00"; end case;</text:p>
      <text:p text:style-name="Standard"><text:s text:c="6"/>when '4' =&gt; case row is</text:p>
      <text:p text:style-name="Standard"><text:s text:c="8"/>when 0 =&gt; g:=x"0C"; when 1 =&gt; g:=x"1C"; when 2 =&gt; g:=x"3C"; when 3 =&gt; g:=x"6C";</text:p>
      <text:p text:style-name="Standard"><text:s text:c="8"/>when 4 =&gt; g:=x"7E"; when 5 =&gt; g:=x"0C"; when 6 =&gt; g:=x"0C"; when others =&gt; g:=x"00"; end case;</text:p>
      <text:p text:style-name="Standard"><text:s text:c="6"/>when '5' =&gt; case row is</text:p>
      <text:p text:style-name="Standard"><text:s text:c="8"/>when 0 =&gt; g:=x"7E"; when 1 =&gt; g:=x"60"; when 2 =&gt; g:=x"7C"; when 3 =&gt; g:=x"06";</text:p>
      <text:p text:style-name="Standard"><text:s text:c="8"/>when 4 =&gt; g:=x"06"; when 5 =&gt; g:=x"66"; when 6 =&gt; g:=x"3C"; when others =&gt; g:=x"00"; end case;</text:p>
      <text:p text:style-name="Standard"><text:s text:c="6"/>when '6' =&gt; case row is</text:p>
      <text:p text:style-name="Standard"><text:s text:c="8"/>when 0 =&gt; g:=x"1C"; when 1 =&gt; g:=x"30"; when 2 =&gt; g:=x"60"; when 3 =&gt; g:=x"7C";</text:p>
      <text:p text:style-name="Standard"><text:s text:c="8"/>when 4 =&gt; g:=x"66"; when 5 =&gt; g:=x"66"; when 6 =&gt; g:=x"3C"; when others =&gt; g:=x"00"; end case;</text:p>
      <text:p text:style-name="Standard"><text:s text:c="6"/>when '7' =&gt; case row is</text:p>
      <text:p text:style-name="Standard"><text:s text:c="8"/>when 0 =&gt; g:=x"7E"; when 1 =&gt; g:=x"66"; when 2 =&gt; g:=x"06"; when 3 =&gt; g:=x"0C";</text:p>
      <text:p text:style-name="Standard"><text:s text:c="8"/>when 4 =&gt; g:=x"18"; when 5 =&gt; g:=x"18"; when 6 =&gt; g:=x"18"; when others =&gt; g:=x"00"; end case;</text:p>
      <text:p text:style-name="Standard"><text:s text:c="6"/>when '8' =&gt; case row is</text:p>
      <text:p text:style-name="Standard"><text:s text:c="8"/>when 0 =&gt; g:=x"3C"; when 1 =&gt; g:=x"66"; when 2 =&gt; g:=x"66"; when 3 =&gt; g:=x"3C";</text:p>
      <text:p text:style-name="Standard"><text:s text:c="8"/>when 4 =&gt; g:=x"66"; when 5 =&gt; g:=x"66"; when 6 =&gt; g:=x"3C"; when others =&gt; g:=x"00"; end case;</text:p>
      <text:p text:style-name="Standard"><text:s text:c="6"/>when '9' =&gt; case row is</text:p>
      <text:p text:style-name="Standard"><text:s text:c="8"/>when 0 =&gt; g:=x"3C"; when 1 =&gt; g:=x"66"; when 2 =&gt; g:=x"66"; when 3 =&gt; g:=x"3E";</text:p>
      <text:p text:style-name="Standard"><text:s text:c="8"/>when 4 =&gt; g:=x"06"; when 5 =&gt; g:=x"0C"; when 6 =&gt; g:=x"38"; when others =&gt; g:=x"00"; end case;</text:p>
      <text:p text:style-name="Standard"/>
      <text:p text:style-name="Standard"><text:s text:c="6"/>-- letters used: U P T I M E and day letters T U E and maybe spaces</text:p>
      <text:p text:style-name="Standard"><text:s text:c="6"/>when 'U' =&gt; case row is</text:p>
      <text:p text:style-name="Standard"><text:s text:c="8"/>when 0 =&gt; g:=x"66"; when 1 =&gt; g:=x"66"; when 2 =&gt; g:=x"66"; when 3 =&gt; g:=x"66";</text:p>
      <text:p text:style-name="Standard"><text:s text:c="8"/>when 4 =&gt; g:=x"66"; when 5 =&gt; g:=x"66"; when 6 =&gt; g:=x"3C"; when others =&gt; g:=x"00"; end case;</text:p>
      <text:p text:style-name="Standard"><text:s text:c="6"/>when 'P' =&gt; case row is</text:p>
      <text:p text:style-name="Standard"><text:s text:c="8"/>when 0 =&gt; g:=x"7C"; when 1 =&gt; g:=x"66"; when 2 =&gt; g:=x"66"; when 3 =&gt; g:=x"7C";</text:p>
      <text:p text:style-name="Standard"><text:s text:c="8"/>when 4 =&gt; g:=x"60"; when 5 =&gt; g:=x"60"; when 6 =&gt; g:=x"60"; when others =&gt; g:=x"00"; end case;</text:p>
      <text:p text:style-name="Standard"><text:s text:c="6"/>when 'T' =&gt; case row is</text:p>
      <text:p text:style-name="Standard"><text:s text:c="8"/>when 0 =&gt; g:=x"7E"; when 1 =&gt; g:=x"5A"; when 2 =&gt; g:=x"18"; when 3 =&gt; g:=x"18";</text:p>
      <text:p text:style-name="Standard"><text:s text:c="8"/>when 4 =&gt; g:=x"18"; when 5 =&gt; g:=x"18"; when 6 =&gt; g:=x"3C"; when others =&gt; g:=x"00"; end case;</text:p>
      <text:p text:style-name="Standard"><text:s text:c="6"/>when 'I' =&gt; case row is</text:p>
      <text:p text:style-name="Standard"><text:s text:c="8"/>when 0 =&gt; g:=x"3C"; when 1 =&gt; g:=x"18"; when 2 =&gt; g:=x"18"; when 3 =&gt; g:=x"18";</text:p>
      <text:p text:style-name="Standard"><text:s text:c="8"/>when 4 =&gt; g:=x"18"; when 5 =&gt; g:=x"18"; when 6 =&gt; g:=x"3C"; when others =&gt; g:=x"00"; end case;</text:p>
      <text:p text:style-name="Standard"><text:s text:c="6"/>when 'M' =&gt; case row is</text:p>
      <text:p text:style-name="Standard"><text:s text:c="8"/>when 0 =&gt; g:=x"63"; when 1 =&gt; g:=x"77"; when 2 =&gt; g:=x"7F"; when 3 =&gt; g:=x"6B";</text:p>
      <text:soft-page-break/>
      <text:p text:style-name="Standard"><text:s text:c="8"/>when 4 =&gt; g:=x"63"; when 5 =&gt; g:=x"63"; when 6 =&gt; g:=x"63"; when others =&gt; g:=x"00"; end case;</text:p>
      <text:p text:style-name="Standard"><text:s text:c="6"/>when 'E' =&gt; case row is</text:p>
      <text:p text:style-name="Standard"><text:s text:c="8"/>when 0 =&gt; g:=x"7E"; when 1 =&gt; g:=x"60"; when 2 =&gt; g:=x"60"; when 3 =&gt; g:=x"7C";</text:p>
      <text:p text:style-name="Standard"><text:s text:c="8"/>when 4 =&gt; g:=x"60"; when 5 =&gt; g:=x"60"; when 6 =&gt; g:=x"7E"; when others =&gt; g:=x"00"; end case;</text:p>
      <text:p text:style-name="Standard"/>
      <text:p text:style-name="Standard"><text:s text:c="6"/>-- punctuation</text:p>
      <text:p text:style-name="Standard"><text:s text:c="6"/>when ':' =&gt; case row is</text:p>
      <text:p text:style-name="Standard"><text:s text:c="8"/>when 1 =&gt; g:=x"18"; when 2 =&gt; g:=x"18"; when 4 =&gt; g:=x"18"; when 5 =&gt; g:=x"18"; when others =&gt; g:=x"00";</text:p>
      <text:p text:style-name="Standard"><text:s text:c="6"/>end case;</text:p>
      <text:p text:style-name="Standard"><text:s text:c="6"/>when '-' =&gt; case row is</text:p>
      <text:p text:style-name="Standard"><text:s text:c="8"/>when 3 =&gt; g:=x"7E"; when others =&gt; g:=x"00";</text:p>
      <text:p text:style-name="Standard"><text:s text:c="6"/>end case;</text:p>
      <text:p text:style-name="Standard"><text:s text:c="6"/>when ' ' =&gt; g := x"00";</text:p>
      <text:p text:style-name="Standard"><text:s text:c="6"/>when others =&gt; g := x"00";</text:p>
      <text:p text:style-name="Standard"><text:s text:c="4"/>end case;</text:p>
      <text:p text:style-name="Standard"/>
      <text:p text:style-name="Standard"><text:s text:c="4"/>return g;</text:p>
      <text:p text:style-name="Standard"><text:s text:c="2"/>end function;</text:p>
      <text:p text:style-name="Standard"/>
      <text:p text:style-name="Standard">begin</text:p>
      <text:p text:style-name="Standard"><text:s text:c="2"/>xi &lt;= to_integer(x);</text:p>
      <text:p text:style-name="Standard"><text:s text:c="2"/>yi &lt;= to_integer(y);</text:p>
      <text:p text:style-name="Standard"/>
      <text:p text:style-name="Standard"><text:s text:c="2"/>-- Build UPTIME_STR safely in a clocked process (no illegal function reads)</text:p>
      <text:p text:style-name="Standard"><text:s text:c="2"/>process(clk)</text:p>
      <text:p text:style-name="Standard"><text:s text:c="2"/>begin</text:p>
      <text:p text:style-name="Standard"><text:s text:c="4"/>if rising_edge(clk) then</text:p>
      <text:p text:style-name="Standard"><text:s text:c="6"/>UPTIME_STR &lt;= "UPTIME " &amp;</text:p>
      <text:p text:style-name="Standard"><text:s text:c="20"/>bcd_to_char(hh_tens) &amp; bcd_to_char(hh_ones) &amp; ':' &amp;</text:p>
      <text:p text:style-name="Standard"><text:s text:c="20"/>bcd_to_char(mm_tens) &amp; bcd_to_char(mm_ones) &amp; ':' &amp;</text:p>
      <text:p text:style-name="Standard"><text:s text:c="20"/>bcd_to_char(ss_tens) &amp; bcd_to_char(ss_ones);</text:p>
      <text:p text:style-name="Standard"><text:s text:c="4"/>end if;</text:p>
      <text:p text:style-name="Standard"><text:s text:c="2"/>end process;</text:p>
      <text:p text:style-name="Standard"/>
      <text:p text:style-name="Standard"><text:s text:c="2"/>-- reticle ring</text:p>
      <text:p text:style-name="Standard"><text:s text:c="2"/>on_ring &lt;= '1' when (de='1' and</text:p>
      <text:p text:style-name="Standard"><text:s text:c="14"/>((xi-CX)*(xi-CX) + (yi-CY)*(yi-CY) &gt;= R2_IN) and</text:p>
      <text:p text:style-name="Standard"><text:s text:c="14"/>((xi-CX)*(xi-CX) + (yi-CY)*(yi-CY) &lt;= R2_OUT)</text:p>
      <text:p text:style-name="Standard"><text:s text:c="12"/>) else '0';</text:p>
      <text:p text:style-name="Standard"/>
      <text:p text:style-name="Standard"><text:s text:c="2"/>-- short crosshair arms</text:p>
      <text:p text:style-name="Standard"><text:s text:c="2"/>on_cross &lt;= '1' when (de='1' and (</text:p>
      <text:p text:style-name="Standard"><text:s text:c="16"/>(yi = CY and (xi &gt;= CX-LINE_HALF and xi &lt;= CX+LINE_HALF)) or</text:p>
      <text:p text:style-name="Standard"><text:s text:c="16"/>(xi = CX and (yi &gt;= CY-LINE_HALF and yi &lt;= CY+LINE_HALF))</text:p>
      <text:p text:style-name="Standard"><text:s text:c="14"/>)) else '0';</text:p>
      <text:p text:style-name="Standard"/>
      <text:p text:style-name="Standard"><text:s text:c="2"/>-- Text rendering (UPTIME_STR and DATE_STR)</text:p>
      <text:p text:style-name="Standard"><text:s text:c="2"/>process(clk)</text:p>
      <text:p text:style-name="Standard"><text:s text:c="4"/>variable relx, rely : integer;</text:p>
      <text:soft-page-break/>
      <text:p text:style-name="Standard"><text:s text:c="4"/>variable chpos, col, row : integer;</text:p>
      <text:p text:style-name="Standard"><text:s text:c="4"/>variable c : character;</text:p>
      <text:p text:style-name="Standard"><text:s text:c="4"/>variable g : std_logic_vector(7 downto 0);</text:p>
      <text:p text:style-name="Standard"><text:s text:c="2"/>begin</text:p>
      <text:p text:style-name="Standard"><text:s text:c="4"/>if rising_edge(clk) then</text:p>
      <text:p text:style-name="Standard"><text:s text:c="6"/>on_text1 &lt;= '0';</text:p>
      <text:p text:style-name="Standard"><text:s text:c="6"/>on_text2 &lt;= '0';</text:p>
      <text:p text:style-name="Standard"/>
      <text:p text:style-name="Standard"><text:s text:c="6"/>if de='1' then</text:p>
      <text:p text:style-name="Standard"><text:s text:c="8"/>-- Line 1: uptime</text:p>
      <text:p text:style-name="Standard"><text:s text:c="8"/>relx := xi - TXT1_X0;</text:p>
      <text:p text:style-name="Standard"><text:s text:c="8"/>rely := yi - TXT1_Y0;</text:p>
      <text:p text:style-name="Standard"><text:s text:c="8"/>if relx &gt;= 0 and rely &gt;= 0 then</text:p>
      <text:p text:style-name="Standard"><text:s text:c="10"/>chpos := relx / 8;</text:p>
      <text:p text:style-name="Standard"><text:s text:c="10"/>col <text:s text:c="2"/>:= relx mod 8;</text:p>
      <text:p text:style-name="Standard"><text:s text:c="10"/>row <text:s text:c="2"/>:= rely mod 8;</text:p>
      <text:p text:style-name="Standard"/>
      <text:p text:style-name="Standard"><text:s text:c="10"/>if (rely/8 = 0) and (chpos &gt;= 0) and (chpos &lt; UPTIME_STR'length) then</text:p>
      <text:p text:style-name="Standard"><text:s text:c="12"/>c := UPTIME_STR(chpos+1);</text:p>
      <text:p text:style-name="Standard"><text:s text:c="12"/>g := glyph(c, row);</text:p>
      <text:p text:style-name="Standard"><text:s text:c="12"/>if g(7-col)='1' then</text:p>
      <text:p text:style-name="Standard"><text:s text:c="14"/>on_text1 &lt;= '1';</text:p>
      <text:p text:style-name="Standard"><text:s text:c="12"/>end if;</text:p>
      <text:p text:style-name="Standard"><text:s text:c="10"/>end if;</text:p>
      <text:p text:style-name="Standard"><text:s text:c="8"/>end if;</text:p>
      <text:p text:style-name="Standard"/>
      <text:p text:style-name="Standard"><text:s text:c="8"/>-- Line 2: date string (fixed)</text:p>
      <text:p text:style-name="Standard"><text:s text:c="8"/>relx := xi - TXT2_X0;</text:p>
      <text:p text:style-name="Standard"><text:s text:c="8"/>rely := yi - TXT2_Y0;</text:p>
      <text:p text:style-name="Standard"><text:s text:c="8"/>if relx &gt;= 0 and rely &gt;= 0 then</text:p>
      <text:p text:style-name="Standard"><text:s text:c="10"/>chpos := relx / 8;</text:p>
      <text:p text:style-name="Standard"><text:s text:c="10"/>col <text:s text:c="2"/>:= relx mod 8;</text:p>
      <text:p text:style-name="Standard"><text:s text:c="10"/>row <text:s text:c="2"/>:= rely mod 8;</text:p>
      <text:p text:style-name="Standard"/>
      <text:p text:style-name="Standard"><text:s text:c="10"/>if (rely/8 = 0) and (chpos &gt;= 0) and (chpos &lt; DATE_STR'length) then</text:p>
      <text:p text:style-name="Standard"><text:s text:c="12"/>c := DATE_STR(chpos+1);</text:p>
      <text:p text:style-name="Standard"><text:s text:c="12"/>g := glyph(c, row);</text:p>
      <text:p text:style-name="Standard"><text:s text:c="12"/>if g(7-col)='1' then</text:p>
      <text:p text:style-name="Standard"><text:s text:c="14"/>on_text2 &lt;= '1';</text:p>
      <text:p text:style-name="Standard"><text:s text:c="12"/>end if;</text:p>
      <text:p text:style-name="Standard"><text:s text:c="10"/>end if;</text:p>
      <text:p text:style-name="Standard"><text:s text:c="8"/>end if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-- Priority: text (white) over reticle (yellow)</text:p>
      <text:p text:style-name="Standard"><text:s text:c="2"/>process(clk)</text:p>
      <text:p text:style-name="Standard"><text:s text:c="2"/>begin</text:p>
      <text:p text:style-name="Standard"><text:s text:c="4"/>if rising_edge(clk) then</text:p>
      <text:p text:style-name="Standard"><text:s text:c="6"/>if (on_text1='1' or on_text2='1') then</text:p>
      <text:p text:style-name="Standard"><text:s text:c="8"/>sym_on <text:s/>&lt;= '1';</text:p>
      <text:soft-page-break/>
      <text:p text:style-name="Standard"><text:s text:c="8"/>sym_rgb &lt;= WHITE;</text:p>
      <text:p text:style-name="Standard"><text:s text:c="6"/>elsif (on_ring='1' or on_cross='1') then</text:p>
      <text:p text:style-name="Standard"><text:s text:c="8"/>sym_on <text:s/>&lt;= '1';</text:p>
      <text:p text:style-name="Standard"><text:s text:c="8"/>sym_rgb &lt;= YELLOW;</text:p>
      <text:p text:style-name="Standard"><text:s text:c="6"/>else</text:p>
      <text:p text:style-name="Standard"><text:s text:c="8"/>sym_on <text:s/>&lt;= '0';</text:p>
      <text:p text:style-name="Standard"><text:s text:c="8"/>sym_rgb &lt;= (others=&gt;'0')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end architecture;</text:p>
      <text:p text:style-name="Standard">5)<text:s/><text:span text:style-name="SourceText">overlay_engine.vhd</text:span></text:p>
      <text:p text:style-name="Standard"/>
      <text:p text:style-name="Standard"><text:span text:style-name="SourceText">library ieee;</text:span></text:p>
      <text:p text:style-name="Standard"><text:span text:style-name="SourceText">use ieee.std_logic_1164.all;</text:span></text:p>
      <text:p text:style-name="Standard"/>
      <text:p text:style-name="Standard"><text:span text:style-name="SourceText">entity overlay_engine is</text:span></text:p>
      <text:p text:style-name="Standard"><text:span text:style-name="SourceText"><text:s text:c="2"/>port (</text:span></text:p>
      <text:p text:style-name="Standard"><text:span text:style-name="SourceText"><text:s text:c="4"/>clk <text:s text:c="4"/>: in <text:s/></text:span><text:span text:style-name="SourceText">std_logic;</text:span></text:p>
      <text:p text:style-name="Standard"><text:span text:style-name="SourceText"><text:s text:c="4"/>de <text:s text:c="5"/>: in <text:s/>std_logic;</text:span></text:p>
      <text:p text:style-name="Standard"><text:span text:style-name="SourceText"><text:s text:c="4"/>rgb_in <text:s/>: in <text:s/>std_logic_vector(11 downto 0);</text:span></text:p>
      <text:p text:style-name="Standard"><text:span text:style-name="SourceText"><text:s text:c="4"/>sym_on <text:s/>: in <text:s/>std_logic;</text:span></text:p>
      <text:p text:style-name="Standard"><text:span text:style-name="SourceText"><text:s text:c="4"/>sym_rgb : in <text:s/>std_logic_vector(11 downto 0);</text:span></text:p>
      <text:p text:style-name="Standard"><text:span text:style-name="SourceText"><text:s text:c="4"/>rgb_out : out std_logic_vector(11 downto 0)</text:span></text:p>
      <text:p text:style-name="Standard"><text:span text:style-name="SourceText"><text:s text:c="2"/>);</text:span></text:p>
      <text:p text:style-name="Standard"><text:span text:style-name="SourceText">end entity;</text:span></text:p>
      <text:p text:style-name="Standard"/>
      <text:p text:style-name="Standard"><text:span text:style-name="SourceText">architecture rtl of ove</text:span><text:span text:style-name="SourceText">rlay_engine is</text:span></text:p>
      <text:p text:style-name="Standard"><text:span text:style-name="SourceText">begin</text:span></text:p>
      <text:p text:style-name="Standard"><text:span text:style-name="SourceText"><text:s text:c="2"/>process(clk)</text:span></text:p>
      <text:p text:style-name="Standard"><text:span text:style-name="SourceText"><text:s text:c="2"/>begin</text:span></text:p>
      <text:p text:style-name="Standard"><text:span text:style-name="SourceText"><text:s text:c="4"/>if rising_edge(clk) then</text:span></text:p>
      <text:p text:style-name="Standard"><text:span text:style-name="SourceText"><text:s text:c="6"/>if de='1' then</text:span></text:p>
      <text:p text:style-name="Standard"><text:span text:style-name="SourceText"><text:s text:c="8"/>if sym_on='1' then</text:span></text:p>
      <text:p text:style-name="Standard"><text:span text:style-name="SourceText"><text:s text:c="10"/>rgb_out &lt;= sym_rgb;</text:span></text:p>
      <text:p text:style-name="Standard"><text:span text:style-name="SourceText"><text:s text:c="8"/>else</text:span></text:p>
      <text:p text:style-name="Standard"><text:span text:style-name="SourceText"><text:s text:c="10"/>rgb_out &lt;= rgb_in;</text:span></text:p>
      <text:p text:style-name="Standard"><text:span text:style-name="SourceText"><text:s text:c="8"/>end if;</text:span></text:p>
      <text:p text:style-name="Standard"><text:span text:style-name="SourceText"><text:s text:c="6"/>else</text:span></text:p>
      <text:p text:style-name="Standard"><text:span text:style-name="SourceText"><text:s text:c="8"/>rgb_out &lt;= (others =&gt; '0');</text:span></text:p>
      <text:p text:style-name="Standard"><text:span text:style-name="SourceText"><text:s text:c="6"/>end if;</text:span></text:p>
      <text:p text:style-name="Standard"><text:span text:style-name="SourceText"><text:s text:c="4"/>end if;</text:span></text:p>
      <text:p text:style-name="Standard"><text:span text:style-name="SourceText"><text:s text:c="2"/>end process;</text:span></text:p>
      <text:p text:style-name="Standard"><text:span text:style-name="SourceText">end architecture;</text:span></text:p>
      <text:p text:style-name="Standard"/>
      <text:p text:style-name="Standard"><text:span text:style-name="SourceText">6) top_vga_overlay2.vhd</text:span></text:p>
      <text:p text:style-name="Standard"/>
      <text:p text:style-name="Standard"/>
      <text:p text:style-name="Standard"><text:span text:style-name="SourceText">library ieee;</text:span></text:p>
      <text:p text:style-name="Standard"><text:span text:style-name="SourceText">use ieee.std_logic_1164.all;</text:span></text:p>
      <text:p text:style-name="Standard"><text:span text:style-name="SourceText">use ieee.numeric_std.all;</text:span></text:p>
      <text:p text:style-name="Standard"/>
      <text:p text:style-name="Standard"><text:span text:style-name="SourceText">entity top_vga_overlay2 is</text:span></text:p>
      <text:p text:style-name="Standard"><text:span text:style-name="SourceText"><text:s text:c="2"/>port (</text:span></text:p>
      <text:p text:style-name="Standard"><text:span text:style-name="SourceText"><text:s text:c="4"/>clk100MHz : in <text:s/>std_logic;</text:span></text:p>
      <text:p text:style-name="Standard"><text:span text:style-name="SourceText"><text:s text:c="4"/>btnC <text:s text:c="5"/>: in <text:s/>std_logic;</text:span></text:p>
      <text:p text:style-name="Standard"/>
      <text:p text:style-name="Standard"><text:span text:style-name="SourceText"><text:s text:c="4"/>vgaRed <text:s text:c="3"/>: out std_logic_vector(3 downto 0);</text:span></text:p>
      <text:p text:style-name="Standard"><text:span text:style-name="SourceText"><text:s text:c="4"/>vgaGreen <text:s/>: out std_logic_vector(3 downto 0);</text:span></text:p>
      <text:p text:style-name="Standard"><text:span text:style-name="SourceText"><text:s text:c="4"/>vgaBlue <text:s text:c="2"/>: out std_logic_vector(3 downto 0);</text:span></text:p>
      <text:p text:style-name="Standard"><text:span text:style-name="SourceText"><text:s text:c="4"/>Hsync <text:s text:c="4"/>: out std_logic;</text:span></text:p>
      <text:p text:style-name="Standard"><text:span text:style-name="SourceText"><text:s text:c="4"/>Vsync <text:s text:c="4"/>: out std_logic</text:span></text:p>
      <text:p text:style-name="Standard"><text:span text:style-name="SourceText"><text:s text:c="2"/>);</text:span></text:p>
      <text:p text:style-name="Standard"><text:span text:style-name="SourceText">end entity;</text:span></text:p>
      <text:p text:style-name="Standard"/>
      <text:p text:style-name="Standard"><text:span text:style-name="SourceText">architecture rtl of top_vga</text:span><text:span text:style-name="SourceText">_overlay2 is</text:span></text:p>
      <text:p text:style-name="Standard"><text:span text:style-name="SourceText"><text:s text:c="2"/>signal rst : std_logic;</text:span></text:p>
      <text:p text:style-name="Standard"/>
      <text:p text:style-name="Standard"><text:span text:style-name="SourceText"><text:s text:c="2"/>signal pix_clk : std_logic := '0';</text:span></text:p>
      <text:p text:style-name="Standard"><text:span text:style-name="SourceText"><text:s text:c="2"/>signal div_cnt : unsigned(1 downto 0) := (others =&gt; '0');</text:span></text:p>
      <text:p text:style-name="Standard"/>
      <text:p text:style-name="Standard"><text:span text:style-name="SourceText"><text:s text:c="2"/>signal de <text:s/>: std_logic;</text:span></text:p>
      <text:p text:style-name="Standard"><text:span text:style-name="SourceText"><text:s text:c="2"/>signal x,y : unsigned(9 downto 0);</text:span></text:p>
      <text:p text:style-name="Standard"/>
      <text:p text:style-name="Standard"><text:span text:style-name="SourceText"><text:s text:c="2"/>signal rgb_bg <text:s/>: std_logic_vector(11 downto 0);</text:span></text:p>
      <text:p text:style-name="Standard"><text:span text:style-name="SourceText"><text:s text:c="2"/></text:span><text:span text:style-name="SourceText">signal sym_on <text:s/>: std_logic;</text:span></text:p>
      <text:p text:style-name="Standard"><text:span text:style-name="SourceText"><text:s text:c="2"/>signal sym_rgb : std_logic_vector(11 downto 0);</text:span></text:p>
      <text:p text:style-name="Standard"><text:span text:style-name="SourceText"><text:s text:c="2"/>signal rgb_out : std_logic_vector(11 downto 0);</text:span></text:p>
      <text:p text:style-name="Standard"/>
      <text:p text:style-name="Standard"><text:span text:style-name="SourceText"><text:s text:c="2"/>signal hh_t, hh_o, mm_t, mm_o, ss_t, ss_o : unsigned(3 downto 0);</text:span></text:p>
      <text:p text:style-name="Standard"><text:span text:style-name="SourceText">begin</text:span></text:p>
      <text:p text:style-name="Standard"><text:span text:style-name="SourceText"><text:s text:c="2"/>rst &lt;= btnC;</text:span></text:p>
      <text:p text:style-name="Standard"/>
      <text:p text:style-name="Standard"><text:span text:style-name="SourceText"><text:s text:c="2"/>-- 100MHz -&gt; 25MHz</text:span></text:p>
      <text:p text:style-name="Standard"><text:span text:style-name="SourceText"><text:s text:c="2"/>process(clk100</text:span><text:span text:style-name="SourceText">MHz)</text:span></text:p>
      <text:p text:style-name="Standard"><text:span text:style-name="SourceText"><text:s text:c="2"/>begin</text:span></text:p>
      <text:p text:style-name="Standard"><text:span text:style-name="SourceText"><text:s text:c="4"/>if rising_edge(clk100MHz) then</text:span></text:p>
      <text:p text:style-name="Standard"><text:span text:style-name="SourceText"><text:s text:c="6"/>if rst='1' then</text:span></text:p>
      <text:p text:style-name="Standard"><text:span text:style-name="SourceText"><text:s text:c="8"/>div_cnt &lt;= (others=&gt;'0');</text:span></text:p>
      <text:p text:style-name="Standard"><text:span text:style-name="SourceText"><text:s text:c="8"/>pix_clk &lt;= '0';</text:span></text:p>
      <text:p text:style-name="Standard"><text:span text:style-name="SourceText"><text:s text:c="6"/>else</text:span></text:p>
      <text:p text:style-name="Standard"><text:span text:style-name="SourceText"><text:s text:c="8"/>div_cnt &lt;= div_cnt + 1;</text:span></text:p>
      <text:p text:style-name="Standard"><text:span text:style-name="SourceText"><text:s text:c="8"/>pix_clk &lt;= div_cnt(1);</text:span></text:p>
      <text:p text:style-name="Standard"><text:span text:style-name="SourceText"><text:s text:c="6"/>end if;</text:span></text:p>
      <text:soft-page-break/>
      <text:p text:style-name="Standard"><text:span text:style-name="SourceText"><text:s text:c="4"/>end if;</text:span></text:p>
      <text:p text:style-name="Standard"><text:span text:style-name="SourceText"><text:s text:c="2"/>end process;</text:span></text:p>
      <text:p text:style-name="Standard"/>
      <text:p text:style-name="Standard"><text:span text:style-name="SourceText"><text:s text:c="2"/>U_TIM:<text:s/></text:span><text:span text:style-name="SourceText">entity work.vga_timing</text:span></text:p>
      <text:p text:style-name="Standard"><text:span text:style-name="SourceText"><text:s text:c="4"/>port map (</text:span></text:p>
      <text:p text:style-name="Standard"><text:span text:style-name="SourceText"><text:s text:c="6"/>clk <text:s text:c="2"/>=&gt; pix_clk,</text:span></text:p>
      <text:p text:style-name="Standard"><text:span text:style-name="SourceText"><text:s text:c="6"/>rst <text:s text:c="2"/>=&gt; rst,</text:span></text:p>
      <text:p text:style-name="Standard"><text:span text:style-name="SourceText"><text:s text:c="6"/>hsync =&gt; Hsync,</text:span></text:p>
      <text:p text:style-name="Standard"><text:span text:style-name="SourceText"><text:s text:c="6"/>vsync =&gt; Vsync,</text:span></text:p>
      <text:p text:style-name="Standard"><text:span text:style-name="SourceText"><text:s text:c="6"/>de <text:s text:c="3"/>=&gt; de,</text:span></text:p>
      <text:p text:style-name="Standard"><text:span text:style-name="SourceText"><text:s text:c="6"/>x <text:s text:c="4"/>=&gt; x,</text:span></text:p>
      <text:p text:style-name="Standard"><text:span text:style-name="SourceText"><text:s text:c="6"/>y <text:s text:c="4"/>=&gt; y</text:span></text:p>
      <text:p text:style-name="Standard"><text:span text:style-name="SourceText"><text:s text:c="4"/>);</text:span></text:p>
      <text:p text:style-name="Standard"/>
      <text:p text:style-name="Standard"><text:span text:style-name="SourceText"><text:s text:c="2"/>U_BG: entity work.video_gen_rgb</text:span></text:p>
      <text:p text:style-name="Standard"><text:span text:style-name="SourceText"><text:s text:c="4"/>port map (</text:span></text:p>
      <text:p text:style-name="Standard"><text:span text:style-name="SourceText"><text:s text:c="6"/>clk =&gt; pix_cl</text:span><text:span text:style-name="SourceText">k,</text:span></text:p>
      <text:p text:style-name="Standard"><text:span text:style-name="SourceText"><text:s text:c="6"/>de <text:s/>=&gt; de,</text:span></text:p>
      <text:p text:style-name="Standard"><text:span text:style-name="SourceText"><text:s text:c="6"/>x <text:s text:c="2"/>=&gt; x,</text:span></text:p>
      <text:p text:style-name="Standard"><text:span text:style-name="SourceText"><text:s text:c="6"/>rgb =&gt; rgb_bg</text:span></text:p>
      <text:p text:style-name="Standard"><text:span text:style-name="SourceText"><text:s text:c="4"/>);</text:span></text:p>
      <text:p text:style-name="Standard"/>
      <text:p text:style-name="Standard"><text:span text:style-name="SourceText"><text:s text:c="2"/>U_UP: entity work.uptime_timer</text:span></text:p>
      <text:p text:style-name="Standard"><text:span text:style-name="SourceText"><text:s text:c="4"/>port map (</text:span></text:p>
      <text:p text:style-name="Standard"><text:span text:style-name="SourceText"><text:s text:c="6"/>clk100MHz =&gt; clk100MHz,</text:span></text:p>
      <text:p text:style-name="Standard"><text:span text:style-name="SourceText"><text:s text:c="6"/>rst <text:s text:c="6"/>=&gt; rst,</text:span></text:p>
      <text:p text:style-name="Standard"><text:span text:style-name="SourceText"><text:s text:c="6"/>hh_tens <text:s text:c="2"/>=&gt; hh_t,</text:span></text:p>
      <text:p text:style-name="Standard"><text:span text:style-name="SourceText"><text:s text:c="6"/>hh_ones <text:s text:c="2"/>=&gt; hh_o,</text:span></text:p>
      <text:p text:style-name="Standard"><text:span text:style-name="SourceText"><text:s text:c="6"/>mm_tens <text:s text:c="2"/>=&gt; mm_t,</text:span></text:p>
      <text:p text:style-name="Standard"><text:span text:style-name="SourceText"><text:s text:c="6"/>mm_ones<text:s/></text:span><text:span text:style-name="SourceText"><text:s text:c="2"/>=&gt; mm_o,</text:span></text:p>
      <text:p text:style-name="Standard"><text:span text:style-name="SourceText"><text:s text:c="6"/>ss_tens <text:s text:c="2"/>=&gt; ss_t,</text:span></text:p>
      <text:p text:style-name="Standard"><text:span text:style-name="SourceText"><text:s text:c="6"/>ss_ones <text:s text:c="2"/>=&gt; ss_o</text:span></text:p>
      <text:p text:style-name="Standard"><text:span text:style-name="SourceText"><text:s text:c="4"/>);</text:span></text:p>
      <text:p text:style-name="Standard"/>
      <text:p text:style-name="Standard"><text:span text:style-name="SourceText"><text:s text:c="2"/>U_SYM: entity work.symbology_reticle</text:span></text:p>
      <text:p text:style-name="Standard"><text:span text:style-name="SourceText"><text:s text:c="4"/>port map (</text:span></text:p>
      <text:p text:style-name="Standard"><text:span text:style-name="SourceText"><text:s text:c="6"/>clk <text:s text:c="4"/>=&gt; pix_clk,</text:span></text:p>
      <text:p text:style-name="Standard"><text:span text:style-name="SourceText"><text:s text:c="6"/>de <text:s text:c="5"/>=&gt; de,</text:span></text:p>
      <text:p text:style-name="Standard"><text:span text:style-name="SourceText"><text:s text:c="6"/>x <text:s text:c="6"/>=&gt; x,</text:span></text:p>
      <text:p text:style-name="Standard"><text:span text:style-name="SourceText"><text:s text:c="6"/>y <text:s text:c="6"/>=&gt; y,</text:span></text:p>
      <text:p text:style-name="Standard"/>
      <text:p text:style-name="Standard"><text:span text:style-name="SourceText"><text:s text:c="6"/>hh_tens =&gt; hh_t,</text:span></text:p>
      <text:p text:style-name="Standard"><text:span text:style-name="SourceText"><text:s text:c="6"/>hh_ones =&gt; hh_o,</text:span></text:p>
      <text:p text:style-name="Standard"><text:span text:style-name="SourceText"><text:s text:c="6"/>mm_tens =&gt; mm_t,</text:span></text:p>
      <text:p text:style-name="Standard"><text:span text:style-name="SourceText"><text:s text:c="6"/>mm_ones =&gt; mm_o,</text:span></text:p>
      <text:p text:style-name="Standard"><text:span text:style-name="SourceText"><text:s text:c="6"/>ss_tens =&gt; ss_t,</text:span></text:p>
      <text:p text:style-name="Standard"><text:span text:style-name="SourceText"><text:s text:c="6"/>ss_ones =&gt; ss_o,</text:span></text:p>
      <text:p text:style-name="Standard"/>
      <text:p text:style-name="Standard"><text:span text:style-name="SourceText"><text:s text:c="6"/>sym_on <text:s/>=&gt; sym_on,</text:span></text:p>
      <text:p text:style-name="Standard"><text:span text:style-name="SourceText"><text:s text:c="6"/>sym_rgb =&gt; sym_rgb</text:span></text:p>
      <text:p text:style-name="Standard"><text:span text:style-name="SourceText"><text:s text:c="4"/>);</text:span></text:p>
      <text:p text:style-name="Standard"/>
      <text:p text:style-name="Standard"><text:span text:style-name="SourceText"><text:s text:c="2"/>U_OVL: entity work.overlay_engine</text:span></text:p>
      <text:p text:style-name="Standard"><text:span text:style-name="SourceText"><text:s text:c="4"/>port map (</text:span></text:p>
      <text:p text:style-name="Standard"><text:span text:style-name="SourceText"><text:s text:c="6"/>clk <text:s text:c="4"/>=&gt; pix_clk,</text:span></text:p>
      <text:p text:style-name="Standard"><text:span text:style-name="SourceText"><text:s text:c="6"/>de <text:s text:c="5"/>=&gt; de,</text:span></text:p>
      <text:p text:style-name="Standard"><text:span text:style-name="SourceText"><text:s text:c="6"/>r</text:span><text:span text:style-name="SourceText">gb_in <text:s/>=&gt; rgb_bg,</text:span></text:p>
      <text:p text:style-name="Standard"><text:span text:style-name="SourceText"><text:s text:c="6"/>sym_on <text:s/>=&gt; sym_on,</text:span></text:p>
      <text:p text:style-name="Standard"><text:span text:style-name="SourceText"><text:s text:c="6"/>sym_rgb =&gt; sym_rgb,</text:span></text:p>
      <text:p text:style-name="Standard"><text:span text:style-name="SourceText"><text:s text:c="6"/>rgb_out =&gt; rgb_out</text:span></text:p>
      <text:p text:style-name="Standard"><text:span text:style-name="SourceText"><text:s text:c="4"/>);</text:span></text:p>
      <text:p text:style-name="Standard"/>
      <text:p text:style-name="Standard"><text:span text:style-name="SourceText"><text:s text:c="2"/>vgaRed <text:s text:c="2"/>&lt;= rgb_out(11 downto 8);</text:span></text:p>
      <text:p text:style-name="Standard"><text:span text:style-name="SourceText"><text:s text:c="2"/>vgaGreen &lt;= rgb_out(7 downto 4);</text:span></text:p>
      <text:p text:style-name="Standard"><text:span text:style-name="SourceText"><text:s text:c="2"/>vgaBlue <text:s/>&lt;= rgb_out(3 downto 0);</text:span></text:p>
      <text:p text:style-name="Standard"><text:span text:style-name="SourceText">end architecture;</text:span></text:p>
      <text:p text:style-name="Standard"/>
      <text:p text:style-name="Standard"/>
      <text:p text:style-name="Standard"/>
      <text:list text:style-name="LFO1" text:continue-numbering="true">
        <text:list-item>
          <text:p text:style-name="P4"><text:span text:style-name="SourceText">XDC FILE-</text:span></text:p>
        </text:list-item>
      </text:list>
      <text:p text:style-name="Standard"/>
      <text:p text:style-name="Standard"><text:span text:style-name="SourceText">##<text:s/></text:span><text:span text:style-name="SourceText">=========================================================</text:span></text:p>
      <text:p text:style-name="Standard"><text:span text:style-name="SourceText">## Basys 3 (Rev B) - VGA Overlay Project (Updated)</text:span></text:p>
      <text:p text:style-name="Standard"><text:span text:style-name="SourceText">## Top ports:</text:span></text:p>
      <text:p text:style-name="Standard"><text:span text:style-name="SourceText">## <text:s text:c="2"/>clk100MHz, btnC</text:span></text:p>
      <text:p text:style-name="Standard"><text:span text:style-name="SourceText">## <text:s text:c="2"/>vgaRed[3:0], vgaGreen[3:0], vgaBlue[3:0]</text:span></text:p>
      <text:p text:style-name="Standard"><text:span text:style-name="SourceText">## <text:s text:c="2"/>Hsync, Vsync</text:span></text:p>
      <text:p text:style-name="Standard"><text:span text:style-name="SourceText">##<text:s/></text:span><text:span text:style-name="SourceText">=========================================================</text:span></text:p>
      <text:p text:style-name="Standard"/>
      <text:p text:style-name="Standard"><text:span text:style-name="SourceText">set_property PACKAGE_PIN W5 [get_ports clk100MHz]</text:span></text:p>
      <text:p text:style-name="Standard"><text:span text:style-name="SourceText">set_property IOSTANDARD LVCMOS33 [get_ports clk100MHz]</text:span></text:p>
      <text:p text:style-name="Standard"><text:span text:style-name="SourceText">create_clock -add -name sys_clk_pin -period 10.00 -waveform {0 5} [get_ports clk100MHz]</text:span></text:p>
      <text:p text:style-name="Standard"/>
      <text:p text:style-name="Standard"><text:span text:style-name="SourceText">set</text:span><text:span text:style-name="SourceText">_property PACKAGE_PIN U18 [get_ports btnC]</text:span></text:p>
      <text:p text:style-name="Standard"><text:span text:style-name="SourceText">set_property IOSTANDARD LVCMOS33 [get_ports btnC]</text:span></text:p>
      <text:p text:style-name="Standard"/>
      <text:p text:style-name="Standard"><text:span text:style-name="SourceText">set_property PACKAGE_PIN G19 [get_ports {vgaRed[0]}]</text:span></text:p>
      <text:p text:style-name="Standard"><text:span text:style-name="SourceText">set_property IOSTANDARD LVCMOS33 [get_ports {vgaRed[0]}]</text:span></text:p>
      <text:p text:style-name="Standard"><text:span text:style-name="SourceText">set_property PACKAGE_PIN H19 [get_ports {vgaRed[1]}]</text:span></text:p>
      <text:p text:style-name="Standard"><text:span text:style-name="SourceText">set_property IOSTANDARD LVCMOS33 [get_ports {vgaRed[1]}]</text:span></text:p>
      <text:p text:style-name="Standard"><text:span text:style-name="SourceText">set_property PACKAGE_PIN J19 [get_ports {vgaRed[2]}]</text:span></text:p>
      <text:p text:style-name="Standard"><text:span text:style-name="SourceText">set_property IOSTANDARD LVCMOS33 [get_ports {vgaRed[2]}]</text:span></text:p>
      <text:p text:style-name="Standard"><text:span text:style-name="SourceText">set_property PACKAGE_PIN N19 [get_ports {vgaRed[3]}]</text:span></text:p>
      <text:soft-page-break/>
      <text:p text:style-name="Standard"><text:span text:style-name="SourceText">set_property IOSTANDARD LVCMOS33 [g</text:span><text:span text:style-name="SourceText">et_ports {vgaRed[3]}]</text:span></text:p>
      <text:p text:style-name="Standard"/>
      <text:p text:style-name="Standard"><text:span text:style-name="SourceText">set_property PACKAGE_PIN J17 [get_ports {vgaGreen[0]}]</text:span></text:p>
      <text:p text:style-name="Standard"><text:span text:style-name="SourceText">set_property IOSTANDARD LVCMOS33 [get_ports {vgaGreen[0]}]</text:span></text:p>
      <text:p text:style-name="Standard"><text:span text:style-name="SourceText">set_property PACKAGE_PIN H17 [get_ports {vgaGreen[1]}]</text:span></text:p>
      <text:p text:style-name="Standard"><text:span text:style-name="SourceText">set_property IOSTANDARD LVCMOS33 [get_ports {vgaGreen[1]}]</text:span></text:p>
      <text:p text:style-name="Standard"><text:span text:style-name="SourceText">set_p</text:span><text:span text:style-name="SourceText">roperty PACKAGE_PIN G17 [get_ports {vgaGreen[2]}]</text:span></text:p>
      <text:p text:style-name="Standard"><text:span text:style-name="SourceText">set_property IOSTANDARD LVCMOS33 [get_ports {vgaGreen[2]}]</text:span></text:p>
      <text:p text:style-name="Standard"><text:span text:style-name="SourceText">set_property PACKAGE_PIN D17 [get_ports {vgaGreen[3]}]</text:span></text:p>
      <text:p text:style-name="Standard"><text:span text:style-name="SourceText">set_property IOSTANDARD LVCMOS33 [get_ports {vgaGreen[3]}]</text:span></text:p>
      <text:p text:style-name="Standard"/>
      <text:p text:style-name="Standard"><text:span text:style-name="SourceText">set_property PACKAGE_PIN N18 [ge</text:span><text:span text:style-name="SourceText">t_ports {vgaBlue[0]}]</text:span></text:p>
      <text:p text:style-name="Standard"><text:span text:style-name="SourceText">set_property IOSTANDARD LVCMOS33 [get_ports {vgaBlue[0]}]</text:span></text:p>
      <text:p text:style-name="Standard"><text:span text:style-name="SourceText">set_property PACKAGE_PIN L18 [get_ports {vgaBlue[1]}]</text:span></text:p>
      <text:p text:style-name="Standard"><text:span text:style-name="SourceText">set_property IOSTANDARD LVCMOS33 [get_ports {vgaBlue[1]}]</text:span></text:p>
      <text:p text:style-name="Standard"><text:span text:style-name="SourceText">set_property PACKAGE_PIN K18 [get_ports {vgaBlue[2]}]</text:span></text:p>
      <text:p text:style-name="Standard"><text:span text:style-name="SourceText">set_proper</text:span><text:span text:style-name="SourceText">ty IOSTANDARD LVCMOS33 [get_ports {vgaBlue[2]}]</text:span></text:p>
      <text:p text:style-name="Standard"><text:span text:style-name="SourceText">set_property PACKAGE_PIN J18 [get_ports {vgaBlue[3]}]</text:span></text:p>
      <text:p text:style-name="Standard"><text:span text:style-name="SourceText">set_property IOSTANDARD LVCMOS33 [get_ports {vgaBlue[3]}]</text:span></text:p>
      <text:p text:style-name="Standard"/>
      <text:p text:style-name="Standard"><text:span text:style-name="SourceText">set_property PACKAGE_PIN P19 [get_ports Hsync]</text:span></text:p>
      <text:p text:style-name="Standard"><text:span text:style-name="SourceText">set_property IOSTANDARD LVCMOS33 [get_ports Hsyn</text:span><text:span text:style-name="SourceText">c]</text:span></text:p>
      <text:p text:style-name="Standard"><text:span text:style-name="SourceText">set_property PACKAGE_PIN R19 [get_ports Vsync]</text:span></text:p>
      <text:p text:style-name="Standard"><text:span text:style-name="SourceText">set_property IOSTANDARD LVCMOS33 [get_ports Vsync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ardam.</dc:creator>
    <meta:creation-date>2026-03-03T11:51:00Z</meta:creation-date>
    <dc:date>2026-03-03T09:24:00Z</dc:date>
    <meta:template xlink:href="Normal" xlink:type="simple"/>
    <meta:editing-cycles>2</meta:editing-cycles>
    <meta:editing-duration>PT540S</meta:editing-duration>
    <meta:document-statistic meta:page-count="14" meta:paragraph-count="39" meta:word-count="2936" meta:character-count="19633" meta:row-count="139" meta:non-whitespace-character-count="16736"/>
  </office:meta>
</office:document-meta>
</file>